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Baskerville 0.0.53" svg:font-family="'Open Baskerville 0.0.5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63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1376*"/>
    </style:style>
    <style:style style:name="Table1.B" style:family="table-column">
      <style:table-column-properties style:column-width="0.9563in" style:rel-column-width="13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 style:shadow="none"/>
    </style:style>
    <style:style style:name="Table4.A" style:family="table-column">
      <style:table-column-properties style:column-width="0.9563in" style:rel-column-width="13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P1" style:family="paragraph" style:parent-style-name="Heading_20_2">
      <style:paragraph-properties fo:break-before="page"/>
      <style:text-properties style:font-name="Open Baskerville 0.0.53" officeooo:paragraph-rsid="003922bf"/>
    </style:style>
    <style:style style:name="P2" style:family="paragraph" style:parent-style-name="Heading_20_2">
      <style:paragraph-properties fo:break-before="page"/>
      <style:text-properties style:font-name="Open Baskerville 0.0.53" officeooo:paragraph-rsid="003a337f"/>
    </style:style>
    <style:style style:name="P3" style:family="paragraph" style:parent-style-name="Heading_20_2">
      <style:paragraph-properties fo:break-before="page"/>
      <style:text-properties style:font-name="Open Baskerville 0.0.53" officeooo:paragraph-rsid="003be840"/>
    </style:style>
    <style:style style:name="P4" style:family="paragraph" style:parent-style-name="Standard">
      <style:text-properties style:font-name="Open Baskerville 0.0.53"/>
    </style:style>
    <style:style style:name="P5" style:family="paragraph" style:parent-style-name="Standard">
      <style:text-properties style:font-name="Open Baskerville 0.0.53" officeooo:paragraph-rsid="0011f9e1"/>
    </style:style>
    <style:style style:name="P6" style:family="paragraph" style:parent-style-name="Standard">
      <style:text-properties style:font-name="Open Baskerville 0.0.53" officeooo:rsid="00148028" officeooo:paragraph-rsid="003922bf"/>
    </style:style>
    <style:style style:name="P7" style:family="paragraph" style:parent-style-name="Standard">
      <style:text-properties style:font-name="Open Baskerville 0.0.53" officeooo:rsid="00157783" officeooo:paragraph-rsid="003922bf"/>
    </style:style>
    <style:style style:name="P8" style:family="paragraph" style:parent-style-name="Standard" style:list-style-name="">
      <style:text-properties style:font-name="Open Baskerville 0.0.53" officeooo:rsid="001b41e9" officeooo:paragraph-rsid="003a337f"/>
    </style:style>
    <style:style style:name="P9" style:family="paragraph" style:parent-style-name="Standard">
      <style:text-properties style:font-name="Open Baskerville 0.0.53" officeooo:rsid="001b41e9" officeooo:paragraph-rsid="0011f9e1"/>
    </style:style>
    <style:style style:name="P10" style:family="paragraph" style:parent-style-name="Standard">
      <style:text-properties style:font-name="Open Baskerville 0.0.53" officeooo:rsid="001b41e9" officeooo:paragraph-rsid="003be840"/>
    </style:style>
    <style:style style:name="P11" style:family="paragraph" style:parent-style-name="Standard">
      <style:text-properties style:font-name="Open Baskerville 0.0.53" officeooo:paragraph-rsid="003be840"/>
    </style:style>
    <style:style style:name="P12" style:family="paragraph" style:parent-style-name="Standard" style:list-style-name="">
      <style:paragraph-properties fo:margin-left="0.25in" fo:margin-right="0in" fo:text-indent="0in" style:auto-text-indent="false"/>
      <style:text-properties style:font-name="Open Baskerville 0.0.53" officeooo:rsid="001b41e9" officeooo:paragraph-rsid="003922bf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1b41e9" officeooo:paragraph-rsid="003922bf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1d9996" officeooo:paragraph-rsid="003922bf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18f01" officeooo:paragraph-rsid="003922bf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1aed2" officeooo:paragraph-rsid="003922bf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1ede7" officeooo:paragraph-rsid="003922bf"/>
    </style:style>
    <style:style style:name="P18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7bec1" officeooo:paragraph-rsid="003922bf"/>
    </style:style>
    <style:style style:name="P19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9539b" officeooo:paragraph-rsid="003922bf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9a670" officeooo:paragraph-rsid="003922bf"/>
    </style:style>
    <style:style style:name="P21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bd090" officeooo:paragraph-rsid="003922bf"/>
    </style:style>
    <style:style style:name="P22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dc86c" officeooo:paragraph-rsid="003922bf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2f071c" officeooo:paragraph-rsid="003922bf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307850" officeooo:paragraph-rsid="003922bf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31e639" officeooo:paragraph-rsid="003922bf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style:font-name="Open Baskerville 0.0.53" officeooo:rsid="0033b823" officeooo:paragraph-rsid="003922bf"/>
    </style:style>
    <style:style style:name="P27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257505" officeooo:paragraph-rsid="003922bf"/>
    </style:style>
    <style:style style:name="P28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1a7e35" officeooo:paragraph-rsid="003922bf"/>
    </style:style>
    <style:style style:name="P29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218f01" officeooo:paragraph-rsid="003922bf"/>
    </style:style>
    <style:style style:name="P30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1d9996" officeooo:paragraph-rsid="003922bf"/>
    </style:style>
    <style:style style:name="P31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2768fe" officeooo:paragraph-rsid="003922bf"/>
    </style:style>
    <style:style style:name="P32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1d9996" officeooo:paragraph-rsid="003922bf"/>
    </style:style>
    <style:style style:name="P33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2a2e65" officeooo:paragraph-rsid="003922bf"/>
    </style:style>
    <style:style style:name="P34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1d9996" officeooo:paragraph-rsid="003922bf"/>
    </style:style>
    <style:style style:name="P35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2dc86c" officeooo:paragraph-rsid="003922bf"/>
    </style:style>
    <style:style style:name="P36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1d9996" officeooo:paragraph-rsid="003922bf"/>
    </style:style>
    <style:style style:name="P37" style:family="paragraph" style:parent-style-name="Standard" style:master-page-name="">
      <style:paragraph-properties fo:margin-left="0.25in" fo:margin-right="0in" fo:text-indent="0in" style:auto-text-indent="false" style:page-number="auto"/>
      <style:text-properties style:font-name="Open Baskerville 0.0.53" officeooo:rsid="001d9996" officeooo:paragraph-rsid="003922bf"/>
    </style:style>
    <style:style style:name="P38" style:family="paragraph" style:parent-style-name="Text_20_body">
      <style:text-properties style:font-name="Open Baskerville 0.0.53"/>
    </style:style>
    <style:style style:name="P39" style:family="paragraph" style:parent-style-name="Text_20_body">
      <style:text-properties style:font-name="Open Baskerville 0.0.53" officeooo:paragraph-rsid="003be840"/>
    </style:style>
    <style:style style:name="P40" style:family="paragraph" style:parent-style-name="Table_20_Contents">
      <style:text-properties style:font-name="Open Baskerville 0.0.53"/>
    </style:style>
    <style:style style:name="P41" style:family="paragraph" style:parent-style-name="Table_20_Contents">
      <style:text-properties style:font-name="Open Baskerville 0.0.53" officeooo:rsid="0010b8a5" officeooo:paragraph-rsid="0010b8a5"/>
    </style:style>
    <style:style style:name="P42" style:family="paragraph" style:parent-style-name="Table_20_Contents">
      <style:text-properties style:font-name="Open Baskerville 0.0.53" officeooo:rsid="0010b8a5" officeooo:paragraph-rsid="0011f9e1"/>
    </style:style>
    <style:style style:name="P43" style:family="paragraph" style:parent-style-name="Table_20_Contents">
      <style:text-properties style:font-name="Open Baskerville 0.0.53" officeooo:rsid="0010b8a5" officeooo:paragraph-rsid="003be840"/>
    </style:style>
    <style:style style:name="P44" style:family="paragraph" style:parent-style-name="Table_20_Contents">
      <style:text-properties style:font-name="Open Baskerville 0.0.53" officeooo:rsid="0017958b" officeooo:paragraph-rsid="0017958b"/>
    </style:style>
    <style:style style:name="P45" style:family="paragraph" style:parent-style-name="Table_20_Contents">
      <style:text-properties style:font-name="Open Baskerville 0.0.53" officeooo:rsid="0017958b" officeooo:paragraph-rsid="003be840"/>
    </style:style>
    <style:style style:name="P46" style:family="paragraph" style:parent-style-name="Table_20_Contents">
      <style:text-properties style:font-name="Open Baskerville 0.0.53" officeooo:paragraph-rsid="0011f9e1"/>
    </style:style>
    <style:style style:name="P47" style:family="paragraph" style:parent-style-name="Table_20_Contents">
      <style:text-properties style:font-name="Open Baskerville 0.0.53" officeooo:rsid="0011f9e1" officeooo:paragraph-rsid="0011f9e1"/>
    </style:style>
    <style:style style:name="P48" style:family="paragraph" style:parent-style-name="Table_20_Contents">
      <style:text-properties style:font-name="Open Baskerville 0.0.53" officeooo:rsid="0011f9e1" officeooo:paragraph-rsid="003be840"/>
    </style:style>
    <style:style style:name="P49" style:family="paragraph" style:parent-style-name="Table_20_Contents">
      <style:text-properties style:font-name="Open Baskerville 0.0.53" officeooo:rsid="0012c074" officeooo:paragraph-rsid="003a337f"/>
    </style:style>
    <style:style style:name="P50" style:family="paragraph" style:parent-style-name="Table_20_Contents">
      <style:text-properties style:font-name="Open Baskerville 0.0.53" officeooo:rsid="0033b823" officeooo:paragraph-rsid="003a337f"/>
    </style:style>
    <style:style style:name="P51" style:family="paragraph" style:parent-style-name="Table_20_Contents">
      <style:text-properties style:font-name="Open Baskerville 0.0.53" officeooo:rsid="0037b6fe" officeooo:paragraph-rsid="003a337f"/>
    </style:style>
    <style:style style:name="P52" style:family="paragraph" style:parent-style-name="Table_20_Contents">
      <style:text-properties style:font-name="Open Baskerville 0.0.53" officeooo:paragraph-rsid="003a337f"/>
    </style:style>
    <style:style style:name="P53" style:family="paragraph" style:parent-style-name="Table_20_Contents">
      <style:text-properties style:font-name="Open Baskerville 0.0.53" officeooo:paragraph-rsid="003be840"/>
    </style:style>
    <style:style style:name="P54" style:family="paragraph" style:parent-style-name="Table_20_Contents">
      <style:text-properties style:font-name="Open Baskerville 0.0.53" officeooo:rsid="003d3e01" officeooo:paragraph-rsid="003d3e01"/>
    </style:style>
    <style:style style:name="P55" style:family="paragraph" style:parent-style-name="Table_20_Contents">
      <style:text-properties style:font-name="Open Baskerville 0.0.53" officeooo:rsid="00425beb" officeooo:paragraph-rsid="00425beb"/>
    </style:style>
    <style:style style:name="P56" style:family="paragraph" style:parent-style-name="Table_20_Contents">
      <style:text-properties style:font-name="Open Baskerville 0.0.53" officeooo:rsid="00445ece" officeooo:paragraph-rsid="00445ece"/>
    </style:style>
    <style:style style:name="P57" style:family="paragraph" style:parent-style-name="Table_20_Contents">
      <style:text-properties style:font-name="Open Baskerville 0.0.53" officeooo:rsid="00460f12" officeooo:paragraph-rsid="00460f12"/>
    </style:style>
    <style:style style:name="P58" style:family="paragraph" style:parent-style-name="Table_20_Contents">
      <style:text-properties style:font-name="Open Baskerville 0.0.53" officeooo:rsid="0047c47a" officeooo:paragraph-rsid="0047c47a"/>
    </style:style>
    <style:style style:name="P59" style:family="paragraph" style:parent-style-name="Table_20_Contents">
      <style:text-properties style:font-name="Open Baskerville 0.0.53" officeooo:rsid="00494b94" officeooo:paragraph-rsid="00494b94"/>
    </style:style>
    <style:style style:name="T1" style:family="text">
      <style:text-properties officeooo:rsid="0014bf5c"/>
    </style:style>
    <style:style style:name="T2" style:family="text">
      <style:text-properties officeooo:rsid="00253fb6"/>
    </style:style>
    <style:style style:name="T3" style:family="text">
      <style:text-properties officeooo:rsid="0029539b"/>
    </style:style>
    <style:style style:name="T4" style:family="text">
      <style:text-properties officeooo:rsid="0029a670"/>
    </style:style>
    <style:style style:name="T5" style:family="text">
      <style:text-properties officeooo:rsid="002d44a5"/>
    </style:style>
    <style:style style:name="T6" style:family="text">
      <style:text-properties officeooo:rsid="0031ad1a"/>
    </style:style>
    <style:style style:name="T7" style:family="text">
      <style:text-properties officeooo:rsid="003be840"/>
    </style:style>
    <style:style style:name="T8" style:family="text">
      <style:text-properties officeooo:rsid="003ee969"/>
    </style:style>
    <style:style style:name="T9" style:family="text">
      <style:text-properties officeooo:rsid="0042b074"/>
    </style:style>
    <style:style style:name="T10" style:family="text">
      <style:text-properties officeooo:rsid="00445ece"/>
    </style:style>
    <style:style style:name="T11" style:family="text">
      <style:text-properties officeooo:rsid="0047c4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2">Defining our terms</text:span></text:h>
      <text:p text:style-name="P6">Wp <text:tab/>= <text:s/>Work Plan</text:p>
      <text:p text:style-name="P27">Df<text:tab/>= Defining our terms</text:p>
      <text:p text:style-name="P26">Tt<text:tab/>= Create weekly timetables</text:p>
      <text:p text:style-name="P6">Md <text:tab/>= Machine <text:span text:style-name="T1">d</text:span>esign</text:p>
      <text:p text:style-name="P28">Mi<text:tab/>= Machine Interface</text:p>
      <text:p text:style-name="P13">Tc<text:tab/>= Defining Test cases</text:p>
      <text:p text:style-name="P14">L<text:tab/>= Compiling and defining layout of the document</text:p>
      <text:p text:style-name="P13">Cr<text:tab/>= Cross-reading</text:p>
      <text:p text:style-name="P6">Ss <text:tab/>= Software <text:span text:style-name="T1">s</text:span>pecification</text:p>
      <text:p text:style-name="P29">In<text:tab/>= Inputs</text:p>
      <text:p text:style-name="P15">Ot<text:tab/>= Outputs</text:p>
      <text:p text:style-name="P16">Dio<text:tab/>= Dependence of outputs on inputs</text:p>
      <text:p text:style-name="P17">Ias<text:tab/>= Inventory of abstract states</text:p>
      <text:p text:style-name="P17">Sc<text:tab/>= State changes depending on inputs</text:p>
      <text:p text:style-name="P17">UPP<text:tab/>= Create an UPPAAL model of the machine</text:p>
      <text:p text:style-name="P30">L<text:tab/>= Compiling and defining layout of the document</text:p>
      <text:p text:style-name="P13">Cr<text:tab/>= Cross-reading</text:p>
      <text:p text:style-name="P6">Sd <text:tab/>= Software <text:span text:style-name="T1">d</text:span>esign</text:p>
      <text:p text:style-name="P31">Fe<text:tab/>= Formulate <text:span text:style-name="T3">Exception Service Routines</text:span></text:p>
      <text:p text:style-name="P18">I/o<text:tab/>= Pick variables for In/Out registers</text:p>
      <text:p text:style-name="P19">Ec<text:tab/>= Explain the correctness of our <text:span text:style-name="T4">program</text:span></text:p>
      <text:p text:style-name="P20">Dd<text:tab/>= Motivate design decisions</text:p>
      <text:p text:style-name="P30">L<text:tab/>= Compiling and defining layout of the document</text:p>
      <text:p text:style-name="P13">Cr<text:tab/>= Cross-reading</text:p>
      <text:p text:style-name="P6">Si <text:tab/>= Software implementation and integration</text:p>
      <text:p text:style-name="P33">Cs<text:tab/>= Develop coding standards / <text:span text:style-name="T5">Document the compiler</text:span></text:p>
      <text:p text:style-name="P21">Fa<text:tab/>= <text:span text:style-name="T5">Debug</text:span> the Assembly program</text:p>
      <text:p text:style-name="P30">L<text:tab/>= Compiling and defining layout of the document</text:p>
      <text:p text:style-name="P13">Cr<text:tab/>= Cross-reading</text:p>
      <text:p text:style-name="P7">VaT <text:tab/>= Validation and testing</text:p>
      <text:p text:style-name="P35">Tc<text:tab/>= Evaluate test cases / <text:span text:style-name="T6">Perform test cases</text:span></text:p>
      <text:p text:style-name="P22">SLR<text:tab/>= Check whether SLRs are met</text:p>
      <text:p text:style-name="P22">Uf<text:tab/>= Check unintended functionality</text:p>
      <text:p text:style-name="P23">Dv<text:tab/>= Define how part of the process is going to be validated</text:p>
      <text:p text:style-name="P24">Co<text:tab/>= Code review</text:p>
      <text:p text:style-name="P25">Pr<text:tab/>= Make formal proofs</text:p>
      <text:p text:style-name="P30">L<text:tab/>= Compiling and defining layout of the document</text:p>
      <text:p text:style-name="P13">Cr<text:tab/>= Cross-reading</text:p>
      <text:p text:style-name="P7">FR <text:tab/>= Final report</text:p>
      <text:p text:style-name="P30">L<text:tab/>= Compiling and defining layout of the document</text:p>
      <text:h text:style-name="P12" text:outline-level="2">Cr<text:tab/>= Cross-reading</text:h>
      <text:h text:style-name="P2" text:outline-level="2">Total work</text:h>
      <table:table table:name="Table4" table:style-name="Table4">
        <table:table-column table:style-name="Table4.A" table:number-columns-repeated="7"/>
        <table:table-row>
          <table:table-cell table:style-name="Table4.A1" office:value-type="string">
            <text:p text:style-name="P49">Project</text:p>
          </table:table-cell>
          <table:table-cell table:style-name="Table4.A1" office:value-type="string">
            <text:p text:style-name="P49">Week 4</text:p>
          </table:table-cell>
          <table:table-cell table:style-name="Table4.A1" office:value-type="string">
            <text:p text:style-name="P49">Week 5</text:p>
          </table:table-cell>
          <table:table-cell table:style-name="Table4.A1" office:value-type="string">
            <text:p text:style-name="P49">Week 6</text:p>
          </table:table-cell>
          <table:table-cell table:style-name="Table4.A1" office:value-type="string">
            <text:p text:style-name="P49">Week 7</text:p>
          </table:table-cell>
          <table:table-cell table:style-name="Table4.A1" office:value-type="string">
            <text:p text:style-name="P49">Week 8</text:p>
          </table:table-cell>
          <table:table-cell table:style-name="Table4.G1" office:value-type="string">
            <text:p text:style-name="P49">Total</text:p>
          </table:table-cell>
        </table:table-row>
        <table:table-row>
          <table:table-cell table:style-name="Table4.A2" office:value-type="string">
            <text:p text:style-name="P50">Wp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G2" office:value-type="string">
            <text:p text:style-name="P54">20</text:p>
          </table:table-cell>
        </table:table-row>
        <table:table-row>
          <table:table-cell table:style-name="Table4.A2" office:value-type="string">
            <text:p text:style-name="P50">Md</text:p>
          </table:table-cell>
          <table:table-cell table:style-name="Table4.A2" office:value-type="string">
            <text:p text:style-name="P54">20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G2" office:value-type="string">
            <text:p text:style-name="P54">20</text:p>
          </table:table-cell>
        </table:table-row>
        <table:table-row>
          <table:table-cell table:style-name="Table4.A2" office:value-type="string">
            <text:p text:style-name="P50">Ss</text:p>
          </table:table-cell>
          <table:table-cell table:style-name="Table4.A2" office:value-type="string">
            <text:p text:style-name="P54">3<text:span text:style-name="T10">5</text:span></text:p>
          </table:table-cell>
          <table:table-cell table:style-name="Table4.A2" office:value-type="string">
            <text:p text:style-name="P54">7<text:span text:style-name="T8">5</text:span></text:p>
          </table:table-cell>
          <table:table-cell table:style-name="Table4.A2" office:value-type="string">
            <text:p text:style-name="P54">4<text:span text:style-name="T10">0</text:span>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G2" office:value-type="string">
            <text:p text:style-name="P54">150</text:p>
          </table:table-cell>
        </table:table-row>
        <table:table-row>
          <table:table-cell table:style-name="Table4.A2" office:value-type="string">
            <text:p text:style-name="P50">Sd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4">3<text:span text:style-name="T10">5</text:span></text:p>
          </table:table-cell>
          <table:table-cell table:style-name="Table4.A2" office:value-type="string">
            <text:p text:style-name="P56">65</text:p>
          </table:table-cell>
          <table:table-cell table:style-name="Table4.A2" office:value-type="string">
            <text:p text:style-name="P52"/>
          </table:table-cell>
          <table:table-cell table:style-name="Table4.G2" office:value-type="string">
            <text:p text:style-name="P54">100</text:p>
          </table:table-cell>
        </table:table-row>
        <table:table-row>
          <table:table-cell table:style-name="Table4.A6" office:value-type="string">
            <text:p text:style-name="P50">Si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6">10</text:p>
          </table:table-cell>
          <table:table-cell table:style-name="Table4.A2" office:value-type="string">
            <text:p text:style-name="P54">5<text:span text:style-name="T10">0</text:span></text:p>
          </table:table-cell>
          <table:table-cell table:style-name="Table4.G2" office:value-type="string">
            <text:p text:style-name="P54">60</text:p>
          </table:table-cell>
        </table:table-row>
        <table:table-row>
          <table:table-cell table:style-name="Table4.A2" office:value-type="string">
            <text:p text:style-name="P50">Vat</text:p>
          </table:table-cell>
          <table:table-cell table:style-name="Table4.A2" office:value-type="string">
            <text:p text:style-name="P54">25</text:p>
          </table:table-cell>
          <table:table-cell table:style-name="Table4.A2" office:value-type="string">
            <text:p text:style-name="P54">25</text:p>
          </table:table-cell>
          <table:table-cell table:style-name="Table4.A2" office:value-type="string">
            <text:p text:style-name="P54">25</text:p>
          </table:table-cell>
          <table:table-cell table:style-name="Table4.A2" office:value-type="string">
            <text:p text:style-name="P54">25</text:p>
          </table:table-cell>
          <table:table-cell table:style-name="Table4.A2" office:value-type="string">
            <text:p text:style-name="P54">25</text:p>
          </table:table-cell>
          <table:table-cell table:style-name="Table4.G2" office:value-type="string">
            <text:p text:style-name="P54">125</text:p>
          </table:table-cell>
        </table:table-row>
        <table:table-row>
          <table:table-cell table:style-name="Table4.A2" office:value-type="string">
            <text:p text:style-name="P50">FR</text:p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4">2<text:span text:style-name="T9">5</text:span></text:p>
          </table:table-cell>
          <table:table-cell table:style-name="Table4.G2" office:value-type="string">
            <text:p text:style-name="P54">25</text:p>
          </table:table-cell>
        </table:table-row>
        <table:table-row>
          <table:table-cell table:style-name="Table4.A2" office:value-type="string">
            <text:p text:style-name="P49">Total</text:p>
          </table:table-cell>
          <table:table-cell table:style-name="Table4.A2" office:value-type="string">
            <text:p text:style-name="P56">100</text:p>
          </table:table-cell>
          <table:table-cell table:style-name="Table4.A2" office:value-type="string">
            <text:p text:style-name="P51">100</text:p>
          </table:table-cell>
          <table:table-cell table:style-name="Table4.A2" office:value-type="string">
            <text:p text:style-name="P51">100</text:p>
          </table:table-cell>
          <table:table-cell table:style-name="Table4.A2" office:value-type="string">
            <text:p text:style-name="P51">100</text:p>
          </table:table-cell>
          <table:table-cell table:style-name="Table4.A2" office:value-type="string">
            <text:p text:style-name="P51">100</text:p>
          </table:table-cell>
          <table:table-cell table:style-name="Table4.G2" office:value-type="string">
            <text:p text:style-name="P55">495</text:p>
          </table:table-cell>
        </table:table-row>
      </table:table>
      <text:h text:style-name="P8" text:outline-level="2"/>
      <text:h text:style-name="P8" text:outline-level="2"/>
      <text:h text:style-name="P2" text:outline-level="2">Week 4</text:h>
      <text:p text:style-name="P38">Tuesday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41">Time</text:p>
          </table:table-cell>
          <table:table-cell table:style-name="Table1.A1" office:value-type="string">
            <text:p text:style-name="P41">Wigger</text:p>
          </table:table-cell>
          <table:table-cell table:style-name="Table1.A1" office:value-type="string">
            <text:p text:style-name="P41">Stefan</text:p>
          </table:table-cell>
          <table:table-cell table:style-name="Table1.A1" office:value-type="string">
            <text:p text:style-name="P41">Rolf</text:p>
          </table:table-cell>
          <table:table-cell table:style-name="Table1.A1" office:value-type="string">
            <text:p text:style-name="P41">Dat</text:p>
          </table:table-cell>
          <table:table-cell table:style-name="Table1.A1" office:value-type="string">
            <text:p text:style-name="P41">Maarten</text:p>
          </table:table-cell>
          <table:table-cell table:style-name="Table1.G1" office:value-type="string">
            <text:p text:style-name="P41">Tudor</text:p>
          </table:table-cell>
        </table:table-row>
        <table:table-row>
          <table:table-cell table:style-name="Table1.A2" office:value-type="string">
            <text:p text:style-name="P58">1030-1100</text:p>
          </table:table-cell>
          <table:table-cell table:style-name="Table1.A2" office:value-type="string">
            <text:p text:style-name="P59">Meeting</text:p>
          </table:table-cell>
          <table:table-cell table:style-name="Table1.A2" office:value-type="string">
            <text:p text:style-name="P59">Meeting</text:p>
          </table:table-cell>
          <table:table-cell table:style-name="Table1.A2" office:value-type="string">
            <text:p text:style-name="P59">Meeting</text:p>
          </table:table-cell>
          <table:table-cell table:style-name="Table1.A2" office:value-type="string">
            <text:p text:style-name="P59">Meeting</text:p>
          </table:table-cell>
          <table:table-cell table:style-name="Table1.A2" office:value-type="string">
            <text:p text:style-name="P59">Meeting</text:p>
          </table:table-cell>
          <table:table-cell table:style-name="Table1.G2" office:value-type="string">
            <text:p text:style-name="P59">Meeting</text:p>
          </table:table-cell>
        </table:table-row>
        <table:table-row>
          <table:table-cell table:style-name="Table1.A2" office:value-type="string">
            <text:p text:style-name="P41"><text:span text:style-name="T11">1100-</text:span>1130</text:p>
          </table:table-cell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G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1">1130-1230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G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1">1230-1330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G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1">1330-1430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G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1">1430-1530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G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1">1530-1630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G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1">1630-1730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G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44">Total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40"/>
          </table:table-cell>
          <table:table-cell table:style-name="Table1.G2" office:value-type="string">
            <text:p text:style-name="P40"/>
          </table:table-cell>
        </table:table-row>
      </table:table>
      <text:p text:style-name="P4"/>
      <text:p text:style-name="P38">Wednesday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42">Time</text:p>
          </table:table-cell>
          <table:table-cell table:style-name="Table2.A1" office:value-type="string">
            <text:p text:style-name="P42">Wigger</text:p>
          </table:table-cell>
          <table:table-cell table:style-name="Table2.A1" office:value-type="string">
            <text:p text:style-name="P42">Stefan</text:p>
          </table:table-cell>
          <table:table-cell table:style-name="Table2.A1" office:value-type="string">
            <text:p text:style-name="P42">Rolf</text:p>
          </table:table-cell>
          <table:table-cell table:style-name="Table2.A1" office:value-type="string">
            <text:p text:style-name="P42">Dat</text:p>
          </table:table-cell>
          <table:table-cell table:style-name="Table2.A1" office:value-type="string">
            <text:p text:style-name="P42">Maarten</text:p>
          </table:table-cell>
          <table:table-cell table:style-name="Table2.G1" office:value-type="string">
            <text:p text:style-name="P42">Tudor</text:p>
          </table:table-cell>
        </table:table-row>
        <table:table-row>
          <table:table-cell table:style-name="Table2.A2" office:value-type="string">
            <text:p text:style-name="P42">1230-1330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G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>1330-1430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G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>1430-1530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G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>1530-1630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G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2">1630-1730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G2" office:value-type="string">
            <text:p text:style-name="P46"/>
          </table:table-cell>
        </table:table-row>
        <table:table-row>
          <table:table-cell table:style-name="Table2.A2" office:value-type="string">
            <text:p text:style-name="P44">Total</text:p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46"/>
          </table:table-cell>
          <table:table-cell table:style-name="Table2.G2" office:value-type="string">
            <text:p text:style-name="P46"/>
          </table:table-cell>
        </table:table-row>
      </table:table>
      <text:p text:style-name="P5"/>
      <text:p text:style-name="P38">Friday</text:p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42">Time</text:p>
          </table:table-cell>
          <table:table-cell table:style-name="Table3.A1" office:value-type="string">
            <text:p text:style-name="P42">Wigger</text:p>
          </table:table-cell>
          <table:table-cell table:style-name="Table3.A1" office:value-type="string">
            <text:p text:style-name="P42">Stefan</text:p>
          </table:table-cell>
          <table:table-cell table:style-name="Table3.A1" office:value-type="string">
            <text:p text:style-name="P42">Rolf</text:p>
          </table:table-cell>
          <table:table-cell table:style-name="Table3.A1" office:value-type="string">
            <text:p text:style-name="P42">Dat</text:p>
          </table:table-cell>
          <table:table-cell table:style-name="Table3.A1" office:value-type="string">
            <text:p text:style-name="P42">Maarten</text:p>
          </table:table-cell>
          <table:table-cell table:style-name="Table3.G1" office:value-type="string">
            <text:p text:style-name="P42">Tudor</text:p>
          </table:table-cell>
        </table:table-row>
        <table:table-row>
          <table:table-cell table:style-name="Table3.A2" office:value-type="string">
            <text:p text:style-name="P47">1000-1030</text:p>
          </table:table-cell>
          <table:table-cell table:style-name="Table3.A2" office:value-type="string">
            <text:p text:style-name="P59">Meeting</text:p>
          </table:table-cell>
          <table:table-cell table:style-name="Table3.A2" office:value-type="string">
            <text:p text:style-name="P59">Meeting</text:p>
          </table:table-cell>
          <table:table-cell table:style-name="Table3.A2" office:value-type="string">
            <text:p text:style-name="P59">Meeting</text:p>
          </table:table-cell>
          <table:table-cell table:style-name="Table3.A2" office:value-type="string">
            <text:p text:style-name="P59">Meeting</text:p>
          </table:table-cell>
          <table:table-cell table:style-name="Table3.A2" office:value-type="string">
            <text:p text:style-name="P59">Meeting</text:p>
          </table:table-cell>
          <table:table-cell table:style-name="Table3.G2" office:value-type="string">
            <text:p text:style-name="P59">Meeting</text:p>
          </table:table-cell>
        </table:table-row>
        <table:table-row>
          <table:table-cell table:style-name="Table3.A2" office:value-type="string">
            <text:p text:style-name="P42">1030-1130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G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2">1130-1230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G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2">1230-1330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G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2">1330-1430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G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2">1430-1530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G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2">1530-1630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G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2">1630-1730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G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44">Total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46"/>
          </table:table-cell>
          <table:table-cell table:style-name="Table3.G2" office:value-type="string">
            <text:p text:style-name="P4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Open Baskerville 0.0.53" svg:font-family="'Open Baskerville 0.0.5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18:14.069878995</meta:creation-date>
    <dc:date>2015-03-03T12:50:40.167666682</dc:date>
    <meta:editing-duration>PT1H32M</meta:editing-duration>
    <meta:editing-cycles>57</meta:editing-cycles>
    <meta:generator>LibreOffice/4.3.3.2$Linux_X86_64 LibreOffice_project/430m0$Build-2</meta:generator>
    <meta:document-statistic meta:table-count="4" meta:image-count="0" meta:object-count="0" meta:page-count="3" meta:paragraph-count="147" meta:word-count="356" meta:character-count="1878" meta:non-whitespace-character-count="1661"/>
  </office:meta>
</office:document-meta>
</file>